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32pt" style:font-size-asian="32pt" style:font-size-complex="32pt"/>
    </style:style>
    <style:style style:name="P2"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3" style:family="paragraph" style:parent-style-name="Standard">
      <style:paragraph-properties fo:text-align="center" style:justify-single-word="false"/>
      <style:text-properties fo:font-size="32pt" fo:font-weight="bold" officeooo:rsid="007eae96" style:font-size-asian="32pt" style:font-weight-asian="bold" style:font-size-complex="32pt" style:font-weight-complex="bold"/>
    </style:style>
    <style:style style:name="P4" style:family="paragraph" style:parent-style-name="Standard">
      <style:text-properties fo:font-size="14pt" style:font-size-asian="14pt" style:font-size-complex="14pt"/>
    </style:style>
    <style:style style:name="P5" style:family="paragraph" style:parent-style-name="Standard">
      <style:text-properties fo:font-size="14pt" officeooo:paragraph-rsid="010b2460" style:font-size-asian="14pt" style:font-size-complex="14pt"/>
    </style:style>
    <style:style style:name="P6" style:family="paragraph" style:parent-style-name="Standard">
      <style:text-properties fo:font-size="14pt" fo:font-style="italic" style:font-size-asian="14pt" style:font-style-asian="italic" style:font-size-complex="14pt" style:font-style-complex="italic"/>
    </style:style>
    <style:style style:name="P7"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8" style:family="paragraph" style:parent-style-name="Standard">
      <style:paragraph-properties fo:text-align="center" style:justify-single-word="false"/>
      <style:text-properties fo:font-size="20pt" fo:font-weight="bold" officeooo:paragraph-rsid="010b2460" style:font-size-asian="20pt" style:font-weight-asian="bold" style:font-size-complex="20pt" style:font-weight-complex="bold"/>
    </style:style>
    <style:style style:name="P9" style:family="paragraph" style:parent-style-name="Standard">
      <style:paragraph-properties fo:text-align="center" style:justify-single-word="false"/>
      <style:text-properties fo:font-size="20pt" fo:font-weight="bold" officeooo:paragraph-rsid="01110509" style:font-size-asian="20pt" style:font-weight-asian="bold" style:font-size-complex="20pt" style:font-weight-complex="bold"/>
    </style:style>
    <style:style style:name="P10" style:family="paragraph" style:parent-style-name="Standard">
      <style:text-properties style:font-name="Liberation Serif" fo:font-size="14pt" style:text-underline-style="none" fo:font-weight="normal" officeooo:rsid="01070e4d" officeooo:paragraph-rsid="01070e4d" style:font-size-asian="14pt" style:font-weight-asian="normal" style:font-size-complex="14pt" style:font-weight-complex="normal"/>
    </style:style>
    <style:style style:name="P11" style:family="paragraph" style:parent-style-name="Standard">
      <style:text-properties style:font-name="Liberation Serif" fo:font-size="14pt" style:text-underline-style="none" fo:font-weight="normal" officeooo:rsid="01070e4d" officeooo:paragraph-rsid="010b2460" style:font-size-asian="14pt" style:font-weight-asian="normal" style:font-size-complex="14pt" style:font-weight-complex="normal"/>
    </style:style>
    <style:style style:name="P12" style:family="paragraph" style:parent-style-name="Standard">
      <style:text-properties style:font-name="Liberation Serif" fo:font-size="14pt" style:text-underline-style="none" fo:font-weight="normal" officeooo:rsid="0108d474" officeooo:paragraph-rsid="0108d474" style:font-size-asian="14pt" style:font-weight-asian="normal" style:font-size-complex="14pt" style:font-weight-complex="normal"/>
    </style:style>
    <style:style style:name="P13" style:family="paragraph" style:parent-style-name="Standard">
      <style:text-properties style:font-name="Liberation Serif" fo:font-size="14pt" style:text-underline-style="none" fo:font-weight="normal" officeooo:rsid="0109ff3c" officeooo:paragraph-rsid="0109ff3c" style:font-size-asian="14pt" style:font-weight-asian="normal" style:font-size-complex="14pt" style:font-weight-complex="normal"/>
    </style:style>
    <style:style style:name="P14" style:family="paragraph" style:parent-style-name="Standard">
      <style:text-properties style:font-name="Liberation Serif" fo:font-size="14pt" style:text-underline-style="none" fo:font-weight="normal" officeooo:rsid="010a17dd" officeooo:paragraph-rsid="010a17dd" style:font-size-asian="14pt" style:font-weight-asian="normal" style:font-size-complex="14pt" style:font-weight-complex="normal"/>
    </style:style>
    <style:style style:name="P15" style:family="paragraph" style:parent-style-name="Standard">
      <style:text-properties style:font-name="Liberation Serif" fo:font-size="14pt" style:text-underline-style="none" fo:font-weight="normal" officeooo:rsid="01110509" officeooo:paragraph-rsid="01110509" style:font-size-asian="14pt" style:font-weight-asian="normal" style:font-size-complex="14pt" style:font-weight-complex="normal"/>
    </style:style>
    <style:style style:name="P16" style:family="paragraph" style:parent-style-name="Standard">
      <style:text-properties style:font-name="Liberation Serif" fo:font-size="14pt" style:text-underline-style="none" fo:font-weight="normal" officeooo:rsid="01110509" officeooo:paragraph-rsid="010f0697" style:font-size-asian="14pt" style:font-weight-asian="normal" style:font-size-complex="14pt" style:font-weight-complex="normal"/>
    </style:style>
    <style:style style:name="P17" style:family="paragraph" style:parent-style-name="Standard">
      <style:text-properties style:font-name="Liberation Serif" fo:font-size="14pt" style:text-underline-style="none" fo:font-weight="normal" officeooo:rsid="0111df56" officeooo:paragraph-rsid="0111df56" style:font-size-asian="14pt" style:font-weight-asian="normal" style:font-size-complex="14pt" style:font-weight-complex="normal"/>
    </style:style>
    <style:style style:name="P18" style:family="paragraph" style:parent-style-name="Standard">
      <style:text-properties style:font-name="Liberation Serif" fo:font-size="14pt" style:text-underline-style="none" fo:font-weight="normal" officeooo:rsid="010c8dfa" officeooo:paragraph-rsid="010c8dfa" style:font-size-asian="14pt" style:font-weight-asian="normal" style:font-size-complex="14pt" style:font-weight-complex="normal"/>
    </style:style>
    <style:style style:name="P19" style:family="paragraph" style:parent-style-name="Standard">
      <style:text-properties style:font-name="Liberation Serif" fo:font-size="14pt" style:text-underline-style="none" fo:font-weight="normal" officeooo:rsid="010ddbad" officeooo:paragraph-rsid="010ddbad" style:font-size-asian="14pt" style:font-weight-asian="normal" style:font-size-complex="14pt" style:font-weight-complex="normal"/>
    </style:style>
    <style:style style:name="P20" style:family="paragraph" style:parent-style-name="Standard">
      <style:text-properties style:font-name="Liberation Serif" fo:font-size="14pt" style:text-underline-style="none" fo:font-weight="normal" officeooo:rsid="0114101f" officeooo:paragraph-rsid="0114101f" style:font-size-asian="14pt" style:font-weight-asian="normal" style:font-size-complex="14pt" style:font-weight-complex="normal"/>
    </style:style>
    <style:style style:name="P21" style:family="paragraph" style:parent-style-name="Standard">
      <style:text-properties style:font-name="Liberation Serif" fo:font-size="14pt" style:text-underline-style="none" fo:font-weight="normal" officeooo:rsid="0113262e" officeooo:paragraph-rsid="0113262e" style:font-size-asian="14pt" style:font-weight-asian="normal" style:font-size-complex="14pt" style:font-weight-complex="normal"/>
    </style:style>
    <style:style style:name="P22" style:family="paragraph" style:parent-style-name="Standard">
      <style:text-properties style:font-name="Liberation Serif" fo:font-size="14pt" style:text-underline-style="none" fo:font-weight="normal" officeooo:rsid="01151bce" officeooo:paragraph-rsid="01151bce" style:font-size-asian="14pt" style:font-weight-asian="normal" style:font-size-complex="14pt" style:font-weight-complex="normal"/>
    </style:style>
    <style:style style:name="P23" style:family="paragraph" style:parent-style-name="Standard">
      <style:text-properties style:font-name="Liberation Serif" fo:font-size="14pt" style:text-underline-style="none" fo:font-weight="normal" officeooo:rsid="01164a05" officeooo:paragraph-rsid="01164a05" style:font-size-asian="14pt" style:font-weight-asian="normal" style:font-size-complex="14pt" style:font-weight-complex="normal"/>
    </style:style>
    <style:style style:name="P24" style:family="paragraph" style:parent-style-name="Standard">
      <style:text-properties style:font-name="Liberation Serif" fo:font-size="14pt" style:text-underline-style="none" fo:font-weight="normal" officeooo:rsid="01164a05" officeooo:paragraph-rsid="01110509" style:font-size-asian="14pt" style:font-weight-asian="normal" style:font-size-complex="14pt" style:font-weight-complex="normal"/>
    </style:style>
    <style:style style:name="P25" style:family="paragraph" style:parent-style-name="Standard">
      <style:text-properties style:font-name="Liberation Serif" fo:font-size="14pt" style:text-underline-style="none" fo:font-weight="normal" officeooo:rsid="011849ac" officeooo:paragraph-rsid="011849ac" style:font-size-asian="14pt" style:font-weight-asian="normal" style:font-size-complex="14pt" style:font-weight-complex="normal"/>
    </style:style>
    <style:style style:name="P26" style:family="paragraph" style:parent-style-name="Standard">
      <style:text-properties style:font-name="Liberation Serif" fo:font-size="14pt" style:text-underline-style="none" fo:font-weight="bold" officeooo:rsid="010c8dfa" officeooo:paragraph-rsid="010c8dfa" style:font-size-asian="14pt" style:font-weight-asian="bold" style:font-size-complex="14pt" style:font-weight-complex="bold"/>
    </style:style>
    <style:style style:name="P27" style:family="paragraph" style:parent-style-name="Standard">
      <style:text-properties style:font-name="Liberation Serif" fo:font-size="14pt" style:text-underline-style="none" fo:font-weight="bold" officeooo:rsid="010ddbad" officeooo:paragraph-rsid="010ddbad" style:font-size-asian="14pt" style:font-weight-asian="bold" style:font-size-complex="14pt" style:font-weight-complex="bold"/>
    </style:style>
    <style:style style:name="P28" style:family="paragraph" style:parent-style-name="Standard">
      <style:text-properties style:font-name="Liberation Serif" fo:font-size="14pt" style:text-underline-style="none" fo:font-weight="bold" officeooo:rsid="010f0697" officeooo:paragraph-rsid="010f0697" style:font-size-asian="14pt" style:font-weight-asian="bold" style:font-size-complex="14pt" style:font-weight-complex="bold"/>
    </style:style>
    <style:style style:name="P29" style:family="paragraph" style:parent-style-name="Standard">
      <style:text-properties style:font-name="Liberation Serif" fo:font-size="14pt" style:text-underline-style="none" fo:font-weight="bold" officeooo:rsid="0114101f" officeooo:paragraph-rsid="0114101f" style:font-size-asian="14pt" style:font-weight-asian="bold" style:font-size-complex="14pt" style:font-weight-complex="bold"/>
    </style:style>
    <style:style style:name="P30" style:family="paragraph" style:parent-style-name="Standard">
      <style:text-properties style:font-name="Liberation Serif" fo:font-size="14pt" style:text-underline-style="none" fo:font-weight="bold" officeooo:rsid="01151bce" officeooo:paragraph-rsid="01151bce" style:font-size-asian="14pt" style:font-weight-asian="bold" style:font-size-complex="14pt" style:font-weight-complex="bold"/>
    </style:style>
    <style:style style:name="P31" style:family="paragraph" style:parent-style-name="Standard">
      <style:text-properties style:font-name="Liberation Serif" fo:font-size="14pt" style:text-underline-style="none" fo:font-weight="normal" officeooo:rsid="011943df" officeooo:paragraph-rsid="011943df" style:font-size-asian="14pt" style:font-weight-asian="normal" style:font-size-complex="14pt" style:font-weight-complex="normal"/>
    </style:style>
    <style:style style:name="P32" style:family="paragraph" style:parent-style-name="Standard">
      <style:text-properties style:font-name="Liberation Serif" fo:font-size="14pt" style:text-underline-style="none" fo:font-weight="normal" officeooo:rsid="0119fd3b" officeooo:paragraph-rsid="0119fd3b" style:font-size-asian="14pt" style:font-weight-asian="normal" style:font-size-complex="14pt" style:font-weight-complex="normal"/>
    </style:style>
    <style:style style:name="P33" style:family="paragraph" style:parent-style-name="Standard">
      <style:text-properties style:font-name="Liberation Serif" fo:font-size="14pt" style:text-underline-style="none" fo:font-weight="normal" officeooo:rsid="0119fd3b" officeooo:paragraph-rsid="011bae29" style:font-size-asian="14pt" style:font-weight-asian="normal" style:font-size-complex="14pt" style:font-weight-complex="normal"/>
    </style:style>
    <style:style style:name="P34" style:family="paragraph" style:parent-style-name="Standard">
      <style:text-properties style:font-name="Liberation Serif" fo:font-size="14pt" style:text-underline-style="none" fo:font-weight="normal" officeooo:rsid="011bae29" officeooo:paragraph-rsid="011bae29" style:font-size-asian="14pt" style:font-weight-asian="normal" style:font-size-complex="14pt" style:font-weight-complex="normal"/>
    </style:style>
    <style:style style:name="P35" style:family="paragraph" style:parent-style-name="Standard">
      <style:text-properties style:font-name="Liberation Serif" fo:font-size="14pt" style:text-underline-style="none" fo:font-weight="normal" officeooo:rsid="011bae29" officeooo:paragraph-rsid="011c0edc" style:font-size-asian="14pt" style:font-weight-asian="normal" style:font-size-complex="14pt" style:font-weight-complex="normal"/>
    </style:style>
    <style:style style:name="P36" style:family="paragraph" style:parent-style-name="Standard">
      <style:text-properties style:font-name="Liberation Serif" fo:font-size="14pt" style:text-underline-style="none" fo:font-weight="normal" officeooo:rsid="011c0edc" officeooo:paragraph-rsid="011c0edc" style:font-size-asian="14pt" style:font-weight-asian="normal" style:font-size-complex="14pt" style:font-weight-complex="normal"/>
    </style:style>
    <style:style style:name="P37" style:family="paragraph" style:parent-style-name="Standard">
      <style:text-properties style:font-name="Liberation Serif" fo:font-size="14pt" style:text-underline-style="none" fo:font-weight="normal" officeooo:rsid="011c598d" officeooo:paragraph-rsid="011c598d" style:font-size-asian="14pt" style:font-weight-asian="normal" style:font-size-complex="14pt" style:font-weight-complex="normal"/>
    </style:style>
    <style:style style:name="P38" style:family="paragraph" style:parent-style-name="Standard">
      <style:text-properties style:font-name="Liberation Serif" fo:font-size="14pt" style:text-underline-style="none" fo:font-weight="normal" officeooo:rsid="011c598d" officeooo:paragraph-rsid="011df0a7" style:font-size-asian="14pt" style:font-weight-asian="normal" style:font-size-complex="14pt" style:font-weight-complex="normal"/>
    </style:style>
    <style:style style:name="P39" style:family="paragraph" style:parent-style-name="Standard">
      <style:text-properties style:font-name="Liberation Serif" fo:font-size="14pt" style:text-underline-style="none" fo:font-weight="normal" officeooo:rsid="011df0a7" officeooo:paragraph-rsid="011df0a7" style:font-size-asian="14pt" style:font-weight-asian="normal" style:font-size-complex="14pt" style:font-weight-complex="normal"/>
    </style:style>
    <style:style style:name="P40" style:family="paragraph" style:parent-style-name="Standard">
      <style:paragraph-properties fo:text-align="center" style:justify-single-word="false"/>
      <style:text-properties fo:font-size="20pt" fo:font-weight="bold" officeooo:paragraph-rsid="011bae29" style:font-size-asian="20pt" style:font-weight-asian="bold" style:font-size-complex="20pt" style:font-weight-complex="bold"/>
    </style:style>
    <style:style style:name="P41" style:family="paragraph" style:parent-style-name="Standard">
      <style:text-properties fo:font-size="14pt" officeooo:paragraph-rsid="011bae29" style:font-size-asian="14pt" style:font-size-complex="14pt"/>
    </style:style>
    <style:style style:name="T1" style:family="text">
      <style:text-properties officeooo:rsid="0091e28d"/>
    </style:style>
    <style:style style:name="T2" style:family="text">
      <style:text-properties officeooo:rsid="00d9d0b7"/>
    </style:style>
    <style:style style:name="T3" style:family="text">
      <style:text-properties officeooo:rsid="00f6a5c3"/>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1110509" style:font-weight-asian="normal" style:font-weight-complex="normal"/>
    </style:style>
    <style:style style:name="T7" style:family="text">
      <style:text-properties officeooo:rsid="0108d474"/>
    </style:style>
    <style:style style:name="T8" style:family="text">
      <style:text-properties officeooo:rsid="010b2460"/>
    </style:style>
    <style:style style:name="T9" style:family="text">
      <style:text-properties officeooo:rsid="0111df56"/>
    </style:style>
    <style:style style:name="T10" style:family="text">
      <style:text-properties officeooo:rsid="0113262e"/>
    </style:style>
    <style:style style:name="T11" style:family="text">
      <style:text-properties officeooo:rsid="01164a05"/>
    </style:style>
    <style:style style:name="T12" style:family="text">
      <style:text-properties officeooo:rsid="01169eee"/>
    </style:style>
    <style:style style:name="T13" style:family="text">
      <style:text-properties officeooo:rsid="011bae29"/>
    </style:style>
    <style:style style:name="T14" style:family="text">
      <style:text-properties style:text-position="sub 58%"/>
    </style:style>
    <style:style style:name="T15" style:family="text">
      <style:text-properties style:text-position="sub 58%" officeooo:rsid="011c0edc"/>
    </style:style>
    <style:style style:name="T16" style:family="text">
      <style:text-properties style:text-position="sub 58%" officeooo:rsid="011df0a7"/>
    </style:style>
    <style:style style:name="T17" style:family="text">
      <style:text-properties style:text-position="0% 100%"/>
    </style:style>
    <style:style style:name="T18" style:family="text">
      <style:text-properties style:text-position="0% 100%" officeooo:rsid="011c0edc"/>
    </style:style>
    <style:style style:name="T19" style:family="text">
      <style:text-properties style:text-position="0% 100%" officeooo:rsid="011df0a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eataxe-64</text:p>
      <text:p text:style-name="P3"><text:span text:style-name="T3">SLEch - Slab Echelize</text:span>.</text:p>
      <text:p text:style-name="P1">Richard Parker <text:span text:style-name="T2">27.11</text:span>.201<text:span text:style-name="T1">7</text:span></text:p>
      <text:p text:style-name="P6"/>
      <text:p text:style-name="P7">Section 1 – Introduction</text:p>
      <text:p text:style-name="P4"/>
      <text:p text:style-name="P31">After Steve's experiments on slab-echelize, this is my attempt to work out how to do the slab-echelize procedure - the core functionality of Gaussian elimination.</text:p>
      <text:p text:style-name="P31"/>
      <text:p text:style-name="P31">One major conclusion from Steve's work is that the fastest way is likely to be recursive. <text:s/>The point here is that we want to do as much of the work as possible with matrix multiplication at the largest possible sizes. <text:s/>For jobs such as rank and the finding of an echelon form, the extra work to do the "back-cleaning" needed for this must be balanced against increased efficiency due to larger matrix sizes, but for echelize this consideration does not arise, since the "back-cleaning" is needed anyway.</text:p>
      <text:p text:style-name="P31"/>
      <text:p text:style-name="P31">There seems to be a concept of "well-conditioned" matrix, which is one where various square sub-matrices have approximately full-rank, and the speed of processing a well-conditioned matrix is important. <text:s/>However, we must also consider the time needed to echelize a non well-conditioned matrix, and the worst-case time must also be considered. <text:s/>In practice, matrices are not always well-conditioned.</text:p>
      <text:p text:style-name="P31"/>
      <text:p text:style-name="P31">In fact there are two considerations here. <text:s/>One is to make sure that our algorithm is "robust" in that the worst-case time is no greater than the well-conditioned time. <text:s/>Not only should the worst case time be reasonable - ideally we would like to take advantage of low-rank situations, since intuitively there is less work to do.</text:p>
      <text:p text:style-name="P31"/>
      <text:p text:style-name="P32">Another factor to consider is the memory footprint. <text:s/>In a large "chopped-up Gaussian", the majority of the threads will be doing matrix multiplication, and the pressure on memory is probably not that great. <text:s/>Nevertheless it seems sensible - other things being equal - to choose the algorithm with the lowest memory footprint.</text:p>
      <text:p text:style-name="P32"/>
      <text:p text:style-name="P32">The principles from "chopped-up Gaussian" give us a guide as to how we can proceed, but there are differences . . . here we are not concerned with obtaining concurrency, so we may take advantage of this fact and use early results to guide later work should this prove useful.</text:p>
      <text:p text:style-name="P32"/>
      <text:p text:style-name="P40">Section <text:span text:style-name="T13">2</text:span> – <text:span text:style-name="T13">The well-conditioned case.</text:span></text:p>
      <text:p text:style-name="P41"/>
      <text:p text:style-name="P34">If the input is a random matrix over a large field, the method seems clear, so this is a good place <text:soft-page-break/>to start. <text:s/>The matrix is chopped 2x2 into four blocks, probably of equal sizes, and we proceed as follows.</text:p>
      <text:p text:style-name="P34">1. <text:s/>The top-left matrix C<text:span text:style-name="T14">11</text:span><text:span text:style-name="T17"> is echelized, and here we (rather unreasonably) assume that C</text:span><text:span text:style-name="T14">11</text:span><text:span text:style-name="T17"> is in fact invertible so the result is simply the inverse M</text:span><text:span text:style-name="T14">11</text:span><text:span text:style-name="T17"> of C</text:span><text:span text:style-name="T14">11</text:span><text:span text:style-name="T17">.</text:span></text:p>
      <text:p text:style-name="P35"><text:span text:style-name="T17">2. <text:s/>We form the product B</text:span><text:span text:style-name="T14">1</text:span><text:span text:style-name="T15">2</text:span><text:span text:style-name="T17"> = M</text:span><text:span text:style-name="T14">11</text:span><text:span text:style-name="T17">.C</text:span><text:span text:style-name="T14">12</text:span><text:span text:style-name="T17"> to do the same row operations to the rest of top-half of the matrix.</text:span></text:p>
      <text:p text:style-name="P34"><text:span text:style-name="T17"/></text:p>
      <text:p text:style-name="P36"><text:span text:style-name="T17">M</text:span><text:span text:style-name="T14">11</text:span><text:span text:style-name="T17"> 0 <text:s text:c="2"/>C</text:span><text:span text:style-name="T14">11</text:span><text:span text:style-name="T17"> C</text:span><text:span text:style-name="T14">12</text:span><text:span text:style-name="T17"> <text:s/>= <text:s text:c="2"/>1 <text:s text:c="3"/>B</text:span><text:span text:style-name="T14">12</text:span></text:p>
      <text:p text:style-name="P36"><text:span text:style-name="T17"><text:s text:c="2"/>0 <text:s text:c="2"/>1 <text:s text:c="2"/>C</text:span><text:span text:style-name="T14">21</text:span><text:span text:style-name="T17"> C</text:span><text:span text:style-name="T14">22</text:span><text:span text:style-name="T17"> <text:s text:c="6"/>C</text:span><text:span text:style-name="T14">21</text:span><text:span text:style-name="T17"> C</text:span><text:span text:style-name="T14">22</text:span></text:p>
      <text:p text:style-name="P34"><text:span text:style-name="T17"/></text:p>
      <text:p text:style-name="P35"><text:span text:style-name="T17">3. <text:s/>We form the product of</text:span><text:span text:style-name="T18"> C</text:span><text:span text:style-name="T15">21</text:span><text:span text:style-name="T18">.B</text:span><text:span text:style-name="T15">12</text:span><text:span text:style-name="T17"> and subtract this from C</text:span><text:span text:style-name="T14">22</text:span><text:span text:style-name="T17">. <text:s/></text:span><text:span text:style-name="T18">to yield K</text:span><text:span text:style-name="T15">22</text:span><text:span text:style-name="T18">.</text:span></text:p>
      <text:p text:style-name="P35"><text:span text:style-name="T18"/></text:p>
      <text:p text:style-name="P36"><text:span text:style-name="T17">1 <text:s text:c="4"/>0 <text:s text:c="4"/>1 <text:s text:c="2"/>B</text:span><text:span text:style-name="T14">12</text:span><text:span text:style-name="T17"> <text:s/>= <text:s text:c="3"/>1 <text:s text:c="2"/>B</text:span><text:span text:style-name="T14">12</text:span></text:p>
      <text:p text:style-name="P36"><text:span text:style-name="T17">-C</text:span><text:span text:style-name="T14">21</text:span><text:span text:style-name="T17"> 1 <text:s text:c="3"/>C</text:span><text:span text:style-name="T14">21</text:span><text:span text:style-name="T17"> C</text:span><text:span text:style-name="T14">22</text:span><text:span text:style-name="T17"> <text:s text:c="7"/>0 <text:s text:c="2"/>K</text:span><text:span text:style-name="T14">22</text:span></text:p>
      <text:p text:style-name="P36"><text:span text:style-name="T17"/></text:p>
      <text:p text:style-name="P35"><text:span text:style-name="T18">4. <text:s/>Then we echelize K</text:span><text:span text:style-name="T15">22</text:span><text:span text:style-name="T18">. <text:s/>This computes the inverse M</text:span><text:span text:style-name="T15">22</text:span><text:span text:style-name="T18">.</text:span></text:p>
      <text:p text:style-name="P35"><text:span text:style-name="T18"/></text:p>
      <text:p text:style-name="P36"><text:span text:style-name="T17">1 <text:s/>0 <text:s text:c="9"/>1 <text:s/>B</text:span><text:span text:style-name="T14">12</text:span><text:span text:style-name="T17"> = 1 <text:s/>B</text:span><text:span text:style-name="T14">12</text:span></text:p>
      <text:p text:style-name="P36"><text:span text:style-name="T17">0 <text:s/>M</text:span><text:span text:style-name="T14">22</text:span><text:span text:style-name="T17"> <text:s text:c="5"/>0 <text:s/>K</text:span><text:span text:style-name="T14">22</text:span><text:span text:style-name="T17"> <text:s text:c="4"/>0 <text:s/>1</text:span></text:p>
      <text:p text:style-name="P36"><text:span text:style-name="T17"/></text:p>
      <text:p text:style-name="P37"><text:span text:style-name="T17">5. <text:s/>The final, back-cleaning step requires no computation on the "matrix" side, though it does involve work on the transformation matrix.</text:span></text:p>
      <text:p text:style-name="P37"><text:span text:style-name="T17"/></text:p>
      <text:p text:style-name="P37"><text:span text:style-name="T17">1 <text:s text:c="2"/>-B</text:span><text:span text:style-name="T14">12</text:span><text:span text:style-name="T17"> <text:s text:c="3"/>1 <text:s/>B</text:span><text:span text:style-name="T14">12</text:span><text:span text:style-name="T17"> = <text:s/>1 <text:s/>0</text:span></text:p>
      <text:p text:style-name="P37"><text:span text:style-name="T17">0 <text:s text:c="4"/>1 <text:s text:c="6"/>0 <text:s text:c="2"/>1 <text:s text:c="6"/>0 <text:s/>1</text:span></text:p>
      <text:p text:style-name="P37"><text:span text:style-name="T17"/></text:p>
      <text:p text:style-name="P37"><text:span text:style-name="T17">Turning now to that transformation matrix, we see that we want . . . </text:span></text:p>
      <text:p text:style-name="P37"><text:span text:style-name="T17"/></text:p>
      <text:p text:style-name="P37"><text:span text:style-name="T17">1 <text:s/>-B</text:span><text:span text:style-name="T14">12</text:span><text:span text:style-name="T17"> <text:s text:c="3"/>1 <text:s text:c="3"/>0 <text:s text:c="6"/>1 <text:s text:c="3"/>0 <text:s text:c="5"/>M</text:span><text:span text:style-name="T14">11</text:span><text:span text:style-name="T17"> 0 <text:s text:c="5"/>= <text:s text:c="2"/>1 <text:s/>-B</text:span><text:span text:style-name="T14">12</text:span><text:span text:style-name="T17">M</text:span><text:span text:style-name="T14">22</text:span><text:span text:style-name="T17"> <text:s text:c="5"/>M</text:span><text:span text:style-name="T14">11</text:span><text:span text:style-name="T17"> <text:s text:c="7"/>0 <text:s text:c="2"/>= <text:s/>M</text:span><text:span text:style-name="T14">11</text:span><text:span text:style-name="T17">+B</text:span><text:span text:style-name="T14">12</text:span><text:span text:style-name="T17">M</text:span><text:span text:style-name="T14">22</text:span><text:span text:style-name="T17">C</text:span><text:span text:style-name="T14">21</text:span><text:span text:style-name="T17">M</text:span><text:span text:style-name="T14">11</text:span><text:span text:style-name="T17"> <text:s text:c="2"/>-B</text:span><text:span text:style-name="T14">12</text:span><text:span text:style-name="T17">M</text:span><text:span text:style-name="T14">22</text:span></text:p>
      <text:p text:style-name="P37"><text:span text:style-name="T17">0 <text:s text:c="3"/>1 <text:s text:c="6"/>0 <text:s/>M</text:span><text:span text:style-name="T14">22</text:span><text:span text:style-name="T17"> <text:s text:c="3"/>-C</text:span><text:span text:style-name="T14">21</text:span><text:span text:style-name="T17"> 1 <text:s text:c="6"/>0 <text:s text:c="3"/>1 <text:s text:c="9"/>0 <text:s text:c="5"/>M</text:span><text:span text:style-name="T14">22</text:span><text:span text:style-name="T17"> <text:s text:c="7"/>-C</text:span><text:span text:style-name="T14">21</text:span><text:span text:style-name="T17">M</text:span><text:span text:style-name="T14">11</text:span><text:span text:style-name="T17"> <text:s/>1 <text:s text:c="9"/>-M</text:span><text:span text:style-name="T14">22</text:span><text:span text:style-name="T17">C</text:span><text:span text:style-name="T14">21</text:span><text:span text:style-name="T17">M</text:span><text:span text:style-name="T14">11</text:span><text:span text:style-name="T17"> <text:s text:c="14"/>M</text:span><text:span text:style-name="T14">22</text:span></text:p>
      <text:p text:style-name="P39"><text:span text:style-name="T17"/></text:p>
      <text:p text:style-name="P39"><text:span text:style-name="T17">6. <text:s/>We therefore compute X</text:span><text:span text:style-name="T14">1</text:span><text:span text:style-name="T17"> = B</text:span><text:span text:style-name="T14">12</text:span><text:span text:style-name="T17">M</text:span><text:span text:style-name="T14">22</text:span><text:span text:style-name="T17"> so that we want</text:span></text:p>
      <text:p text:style-name="P39"><text:span text:style-name="T17"/></text:p>
      <text:p text:style-name="P38"><text:span text:style-name="T17">M</text:span><text:span text:style-name="T14">11</text:span><text:span text:style-name="T17">+</text:span><text:span text:style-name="T19"> X</text:span><text:span text:style-name="T16">1</text:span><text:span text:style-name="T17">C</text:span><text:span text:style-name="T14">21</text:span><text:span text:style-name="T17">M</text:span><text:span text:style-name="T14">11</text:span><text:span text:style-name="T17"> <text:s text:c="2"/>-</text:span><text:span text:style-name="T19">X</text:span><text:span text:style-name="T16">1</text:span></text:p>
      <text:p text:style-name="P38"><text:span text:style-name="T17"><text:s text:c="2"/>-M</text:span><text:span text:style-name="T14">22</text:span><text:span text:style-name="T17">C</text:span><text:span text:style-name="T14">21</text:span><text:span text:style-name="T17">M</text:span><text:span text:style-name="T14">11</text:span><text:span text:style-name="T17"> <text:s text:c="7"/>M</text:span><text:span text:style-name="T14">22</text:span></text:p>
      <text:p text:style-name="P35"><text:span text:style-name="T18"/></text:p>
      <text:p text:style-name="P39"><text:span text:style-name="T18">7</text:span><text:span text:style-name="T17">. <text:s/>Another common part is clearly X</text:span><text:span text:style-name="T14">2</text:span><text:span text:style-name="T17"> = C</text:span><text:span text:style-name="T14">21</text:span><text:span text:style-name="T17">M</text:span><text:span text:style-name="T14">11</text:span><text:span text:style-name="T17">, leaving us to compute</text:span></text:p>
      <text:p text:style-name="P39"><text:span text:style-name="T17"/></text:p>
      <text:p text:style-name="P38"><text:span text:style-name="T17">M</text:span><text:span text:style-name="T14">11</text:span><text:span text:style-name="T17">+</text:span><text:span text:style-name="T19"> X</text:span><text:span text:style-name="T16">1</text:span><text:span text:style-name="T19">X</text:span><text:span text:style-name="T16">2</text:span><text:span text:style-name="T17"> <text:s/>-</text:span><text:span text:style-name="T19">X</text:span><text:span text:style-name="T16">1</text:span></text:p>
      <text:p text:style-name="P38"><text:span text:style-name="T17"><text:s text:c="2"/>-M</text:span><text:span text:style-name="T14">22</text:span><text:span text:style-name="T19">X</text:span><text:span text:style-name="T16">2</text:span><text:span text:style-name="T17"> <text:s text:c="5"/>M</text:span><text:span text:style-name="T14">22</text:span></text:p>
      <text:p text:style-name="P39"><text:span text:style-name="T17"/></text:p>
      <text:p text:style-name="P39"><text:span text:style-name="T17">8. <text:s/>This requires us to compute M</text:span><text:span text:style-name="T14">22</text:span><text:span text:style-name="T17">X</text:span><text:span text:style-name="T14">2</text:span><text:span text:style-name="T17"> . . .</text:span></text:p>
      <text:p text:style-name="P39"><text:span text:style-name="T17">9. <text:s/>and X</text:span><text:span text:style-name="T14">1</text:span><text:span text:style-name="T17">X</text:span><text:span text:style-name="T14">2</text:span></text:p>
      <text:p text:style-name="P39"><text:soft-page-break/><text:span text:style-name="T17">and with an addition and a couple of negations, the job is done.</text:span></text:p>
      <text:p text:style-name="P39"><text:span text:style-name="T17"/></text:p>
      <text:p text:style-name="P39"><text:span text:style-name="T17">Looking at the work done, we see that an echelize has been done with two half-sized echelizations (1,4) and six multiplications (2,3,6,7,8,9).</text:span></text:p>
      <text:p text:style-name="P39"><text:span text:style-name="T17"/></text:p>
      <text:p text:style-name="P39"><text:span text:style-name="T17"/></text:p>
      <text:p text:style-name="P39"><text:span text:style-name="T17">==================================================================</text:span></text:p>
      <text:p text:style-name="P39"><text:span text:style-name="T17"/></text:p>
      <text:p text:style-name="P35"><text:span text:style-name="T18">In block form, this may be described as . . .</text:span></text:p>
      <text:p text:style-name="P35"><text:span text:style-name="T18"/></text:p>
      <text:p text:style-name="P35"><text:span text:style-name="T18">M</text:span><text:span text:style-name="T15">11</text:span><text:span text:style-name="T18"> <text:s text:c="2"/>0 <text:s text:c="2"/>C</text:span><text:span text:style-name="T15">11</text:span><text:span text:style-name="T18"> C</text:span><text:span text:style-name="T15">12</text:span><text:span text:style-name="T18"> <text:s/>= <text:s/>1 <text:s text:c="2"/>B</text:span><text:span text:style-name="T15">12</text:span></text:p>
      <text:p text:style-name="P35"><text:span text:style-name="T18">B</text:span><text:span text:style-name="T15">12</text:span><text:span text:style-name="T18"> <text:s text:c="2"/>. . . . . <text:s text:c="2"/>C</text:span><text:span text:style-name="T15">21</text:span><text:span text:style-name="T18"> C</text:span><text:span text:style-name="T15">22</text:span><text:span text:style-name="T17"> </text:span></text:p>
      <text:p text:style-name="P34"><text:span text:style-name="T17"/></text:p>
      <text:p text:style-name="P33"><text:span text:style-name="T14"/></text:p>
      <text:p text:style-name="P32"/>
      <text:p text:style-name="P32">, and if an algorithm keeps If the input matrix is relatively small, the usage of memory may not be a factor of greatest importance, but when there are many cores</text:p>
      <text:p text:style-name="P10">This document considers a rewrite of the "slab" echelize routine. <text:s/>So far, there is a routine SLEch that does most of the necessary operation (it does not compute the determinant) in Dfmt in the simplest way possible, and the slowness of this implementation is negatively affecting the entire meataxe64 system. <text:s/>There are several ideas as to how the performance<text:span text:style-name="T7"> and functionality</text:span> can be improved, not all of them mutually compatible, and the time has come to decide what to do and then to do it.</text:p>
      <text:p text:style-name="P10"/>
      <text:p text:style-name="P14">Meataxe64 V1e dealt with this problem by chopping the matrix up into relatively small pieces, so that the SLEch routine was only doing a small proportion of the work. <text:s/><text:span text:style-name="T8">Although this worked, it was unsatisfactory in several ways. <text:s/>The thread-farm was not really designed to handle millions of jobs efficiently, and matrix multiplication is less efficient if the slabs are smaller.</text:span></text:p>
      <text:p text:style-name="P10"/>
      <text:p text:style-name="P10">Meataxe64 has two ways of handling matrices - Dfmt and the HPMI. <text:s/>Dfmt is the easy but slow way, and the HPMI is much faster (at least for large matrices), but harder to use.<text:span text:style-name="T7"> <text:s/>At present at least it is not possible to do the detailed row-by-row operations of Gaussian elimination using the HPMI, and my provisional conclusion is that this will remain the case. <text:s/>The HPMI is suitable for multiplying large matrices, and is not really suitable for anything else. <text:s/>The strategy suggested is to do small, detailed work in Dfmt, and then switch to the HPMI once the matrices get large enough. <text:s/>It is only now that both the Dfmt and the HPMI are in more-or-less final form (at least for smallish fields) that their performance characteristics can be compared and contrasted, enabling a reasonable stable optimal choice between them to be made.</text:span></text:p>
      <text:p text:style-name="P10"/>
      <text:p text:style-name="P14">The use of the HPMI forces some of the methods of "chopped-up Gaussian" into the slab realm, with functions like column-extract, pivot combine and row-riffle being called from the "slab" module. <text:s/>The will require some reorganization to extract some of these functions from the <text:soft-page-break/>"proggy" module, and put them somewhere suitable for the slab module to access.</text:p>
      <text:p text:style-name="P10"/>
      <text:p text:style-name="P12">At the Dfmt scale, for small fields anyway, the use of "grease" still has a place, and it seems clear that there is a (probably new) algorithm for doing small, Dfmt echelization which I will call auto-grease. <text:s/>The details of this must be sorted out.</text:p>
      <text:p text:style-name="P12"/>
      <text:p text:style-name="P12">If the input matrix is in any way sparse - an important case - we may wish to choose the pivotal rows according to how dense they are, rather than just taking the next one down. <text:s/>In the case of standard basis we must not do this, but for most other applications this is fine. <text:s/>It therefore becomes necessary to have two slightly different routines, and I propose that <text:span text:style-name="T4">SLEch</text:span> is allowed to use these sparsity tricks, but that <text:span text:style-name="T4">SLEchS</text:span> is required to produce a "standard" row-select, choosing exactly those rows that are linearly independent of all previous rows.</text:p>
      <text:p text:style-name="P12"/>
      <text:p text:style-name="P13">I am not yet in position, however, to design or write SLEch to use sparsity - I merely wish, at this stage, to make sure that the higher levels of the meataxe64 software are able to make use of these methods at a later date. <text:s/>If standard rows are required they must be requested, and the negative impact (later) on the performance on sparse matrices explicitly accepted.</text:p>
      <text:p text:style-name="P12"/>
      <text:p text:style-name="P13">One function that has been omitted in the early Gaussian work is the ability to compute the determinant of a matrix. <text:s/>It is intended to fix this problem, so that the new version of SLEch computes and returns the determinant of the matrix M. <text:s/>It is my belief (this needs to be checked) that this is the key missing link, and that large matrix determinants may be readily computed once this link is established.</text:p>
      <text:p text:style-name="P13"/>
      <text:p text:style-name="P14">Once the performance characteristics of slab echelize become clearer, I expect a knock-on effect on the higher-level (mezzanine) functions such as mpef (Mezzanine Produce Echelon Form). <text:s/>In particular the optimal way to chop a large matrix into slabs for the separate cores to work on will need to be determined and utilized.</text:p>
      <text:p text:style-name="P14"/>
      <text:p text:style-name="P23">In terms of implementation, I propose to deal first with the lowest level of the echelization chain - the work that is done purely in Dfmt. <text:s/>Only once the performance characteristics of this have clarified can the chopping decisions (which will surely come) be made accurately. <text:s/>In particular, it is not clear to me at the moment whether inside slab echelize we should chop horizontally only, or whether a full implementation of chopped-up Gaussian, inside slab echelize, will be worthwhile.</text:p>
      <text:p text:style-name="P14"/>
      <text:p text:style-name="P8">Section <text:span text:style-name="T8">2</text:span> – <text:span text:style-name="T8">Dfmt and HPMI performance comparison.</text:span></text:p>
      <text:p text:style-name="P5"/>
      <text:p text:style-name="P11">T<text:span text:style-name="T8">he first thing to do is to get some solid information . . . at what scale is the HPMI faster than just doing things in Dfmt? <text:s/>The rough-and-ready answer seems to be 100 rows. <text:s/>It is never silly to use Dfmt below 100 rows, and never silly to use HPMI at a larger scale. <text:s/>It must be admitted that between 100 and 1,000 rows, neither system is particularly good! <text:s/>Firstly, though, let me document the results of some measurements. <text:s/>This data was measured on my (HASwell) laptop.</text:span></text:p>
      <text:p text:style-name="P11"><text:soft-page-break/></text:p>
      <text:p text:style-name="P26">Question 1 - How much faster is HPMI than Dfmt for large matrices?</text:p>
      <text:p text:style-name="P18">This was measured for fields 2-97, and the results varied from 12 (for q=2) up to 77 (for q=8). <text:s/>In all cases the matrices were at least 6,000 dimensions, and for some (e.g. q=8) even 16,000 dimensions was probably not yet reaching to the asymptotic value. <text:s/>Generally prime fields tended to be in the high teens (e.g. 89 was 16 times faster), extension fields rather faster (e.g. 27 was 57 times faster) and characteristic 3 particularly high, probably due to the bit-slice (logic-6) implementation.</text:p>
      <text:p text:style-name="P18"/>
      <text:p text:style-name="P27">Question 2 - At what size does HPMI first become faster than Dfmt?</text:p>
      <text:p text:style-name="P19">This was measured for fields 2-256, and the results varied from 32x32 (e.g. q=181) to 220x200 (for q=2). <text:s/>In all cases, matrix multiplication at the transition scale was around 1 millisecond - the largest was for q=256 - 160x160 taking 3.4 mSec either way. <text:s/>The HPMI for prime fields tended to take over at smaller scales, presumably because of the overhead of extraction and assembly, and the larger number of matrix multiplications needed.</text:p>
      <text:p text:style-name="P19"/>
      <text:p text:style-name="P27">Question 3 - At what size does the HPMI first spend 50% of its time on cubic work?</text:p>
      <text:p text:style-name="P19">This was measured for fields 2-256, and the results varied from 150x150 (q=67) to 4,570x4,570 (q=27). <text:s/>In no case was a single function of quadratic complexity more than 20% of the time - the greatest was 20% for q=11 at 500x500 doing CtoD (completing the reduction and packing the entries two to a byte).</text:p>
      <text:p text:style-name="P19"/>
      <text:p text:style-name="P28">Conclusion. <text:s/>Dfmt is good up to 100 dimensions, HPMI best thereafter.</text:p>
      <text:p text:style-name="P28"><text:span text:style-name="T5">For fields where Dfmt is better than HPMI above 100 dimensions, closer inspection shows that it is the DtoA routine that is the biggest factor. <text:s/>If the matrix has more columns than rows (which is expected to be the case) the DtoA contribution is correspondingly reduced, and should not be too problematic. <text:s/>Conversely for fields where the HPMI is considerably better at 100 dimensions (e.g. 67), the "small" work at 100 dimensions is anyway a tiny proportion of the entire run-time, and the minor inefficiency of working with 100 dimensions in Dfmt will be of negligible importance.</text:span><text:span text:style-name="T6"> <text:s/>Hopefully also, some use of grease in Dfmt will tip the balance a bit.</text:span></text:p>
      <text:p text:style-name="P16"/>
      <text:p text:style-name="P9">Section <text:span text:style-name="T11">3</text:span> – <text:span text:style-name="T8">Dfmt Echelization.</text:span></text:p>
      <text:p text:style-name="P24"/>
      <text:p text:style-name="P25">I think it is now clear that the issues of auto-grease warrant the separation of the Dfmt echelize into a separate module - perhaps dech.c. <text:s/></text:p>
      <text:p text:style-name="P15">he problem to consider here is to perform echelization, entirely in Dfmt, to a matrix that is around<text:span text:style-name="T11"> </text:span>100<text:span text:style-name="T11"> dimensions. <text:s/>It is far from clear at this stage how many columns there will be - it may be hundreds, or it may be tens of thousands, depending on whether the chopping is 1 or 2 dimensional.</text:span> <text:s/>There are two factors to take into consideration.</text:p>
      <text:p text:style-name="P15"/>
      <text:p text:style-name="P15">The first is to minimize the multiply-and-add operations. <text:s/>Except for q=2, the multiply-and-add function takes a couple of clock cycles per byte (i.e. pretty slow) and the fewer of these we need to do, the faster it will run. <text:s/>Some sort of grease is indicated, though with only 100 rows, <text:soft-page-break/>we must be very careful not to spend too much time with any pre-computation.</text:p>
      <text:p text:style-name="P15"/>
      <text:p text:style-name="P15">The second is to use cache-memory effectively. <text:s/>Very roughly a row is likely to occupy all of L1 cache, with L2 holding perhaps 8 rows and even L3 only holding a couple of dozen. <text:s/><text:span text:style-name="T9">Adding multiples of random rows to other random rows is best avoided, though perhaps the Dfmt multiply-and-add is sufficiently slow to render this consideration secondary except in characteristic 2 (where addition is vectorized).</text:span></text:p>
      <text:p text:style-name="P15"/>
      <text:p text:style-name="P17">Nevertheless the ideal is that around a dozen rows are used repeatedly during the cleaning run, and that several of them are used for each row cleaned.</text:p>
      <text:p text:style-name="P17"/>
      <text:p text:style-name="P23">The general form of the method seems clear. <text:s/>Two integers (N,T) are chosen for the operation. <text:s/>For each batch, the first N rows are found that are linearly independent, and these are put fully into echelon form. <text:s/>We call this list of rows the "white" list. <text:s/>The remaining rows are then inspected, and for each row, if all the pivots can be cleared with T operations this is done and the row gets no further consideration. <text:s/>Otherwise the new row <text:span text:style-name="T12">may have a vector or two added to it, and it </text:span>is <text:span text:style-name="T12">then </text:span>added to the "grey" list, and data updated so we know which rows can now be cleared with T operations using the white and grey list.<text:span text:style-name="T12"> <text:s/>Once all the vectors have been processed, the pivots of the grey list are also cleared.</text:span></text:p>
      <text:p text:style-name="P17"/>
      <text:p text:style-name="P23">For odd characteristic, with the possible exception of fields {3,5,7,9}, there seems little for it but to find a batch of rows (maybe 4 or 8), to put the batch into echelon form, and then to proceed through the rest of the matrix clearing those pivotal columns before moving on to the next batch. <text:s/>For the small fields, some form of auto-grease is probably worth doing</text:p>
      <text:p text:style-name="P17"/>
      <text:p text:style-name="P17">As an example, let's look at using 12 rows and insisting on at least four are used, on average.</text:p>
      <text:p text:style-name="P17"/>
      <text:p text:style-name="P17">For all but the smallest fields, this precludes grease altogether. <text:s/>We will use perhaps 8 rows, and do 8 multiply-and-add operations to clear 8 entries. <text:s/>Even for q=5 we will need to find some clever way to clear three entries with two multiply-and-add operations, aiming to reduce the time by 33%. <text:s/><text:span text:style-name="T10">q=4 is even more intricate, since addition (which uses vector operations) is so much faster than multiply-and-add that we will probably be better off considering it to be more like q=2 than q=4. <text:s/>For q=3, some special methods do seem appropriate, and for q=2 there seems little doubt that grease will have a place somewhere.</text:span></text:p>
      <text:p text:style-name="P17"/>
      <text:p text:style-name="P21">To summarize - the approach seems to be that for almost all fields, we gather 8 independent rows and then use multiply-and-add to clear 8 columns. <text:s/>For q={2,3,4,5} we may later implement some sort of auto-grease.</text:p>
      <text:p text:style-name="P21"/>
      <text:p text:style-name="P30">"Auto-Grease" for GF(4) and GF(8).</text:p>
      <text:p text:style-name="P22">For these fields, the key performance trick is to use addition (which is vectorized) rather than multiply-and-add (which is not vectorized).</text:p>
      <text:p text:style-name="P22"/>
      <text:p text:style-name="P22"><text:soft-page-break/>For GF(4), the idea is to clear four dimensions by finding three vectors for each pivot, one where it is 1, one where it is &lt;omega&gt; and one where it is &lt;omega-bar&gt;. <text:s/>The relevant one is then added in to the remaining vectors, and only after this is the set of (at most) 12 vectors reduced to four.</text:p>
      <text:p text:style-name="P22"/>
      <text:p text:style-name="P22">For GF(8), two dimensions are cleared at once by similarly collecting seven vector for each of two pivots and then adding in the relevant vector. <text:s/>These 14 are then reduced to two at the end.</text:p>
      <text:p text:style-name="P22"/>
      <text:p text:style-name="P30">"Auto-Grease" for GF(16).</text:p>
      <text:p text:style-name="P22">Here we want to collect five vectors for each pivot, being 1000, 0100, 0010, 0001 and 1111. <text:s/>There is a question as to what we do if, as is likely, the fifth vector encountered is not the sum of the first four - do we do an addition, or do we put up with it? <text:s/>I think we probably do the addition. <text:s/>There is an alternative of looking further ahead to try to find 1111, but that gives us problems clearing the intermediate vectors in the case of standard rows.</text:p>
      <text:p text:style-name="P22"/>
      <text:p text:style-name="P29">Autogrease for q=3.</text:p>
      <text:p text:style-name="P20">Suppose we try to do four dimensions with two multiply-and-add calls. <text:s/>Suppose we have V vectors, then we can make 4.V(V-1)/2+2V vectors with two (or one) multiply-and-add calls, and this would need to exceed 80. <text:s/>V=7 makes 98, so it is likely to be 8 or 9 most of the ti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Head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2.29cm" fo:page-height="28.94cm" style:num-format="1" style:print-orientation="portrait" fo:margin-top="1cm" fo:margin-bottom="1cm" fo:margin-left="0.9cm" fo:margin-right="2.4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2.29cm" fo:page-height="28.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Parker</meta:initial-creator>
    <meta:creation-date>2011-02-22T04:16:32</meta:creation-date>
    <dc:date>2017-11-27T06:58:15.498477297</dc:date>
    <meta:editing-duration>P4DT9H41M22S</meta:editing-duration>
    <meta:editing-cycles>436</meta:editing-cycles>
    <meta:generator>LibreOffice/5.1.6.2$Linux_X86_64 LibreOffice_project/10m0$Build-2</meta:generator>
    <meta:printed-by>User </meta:printed-by>
    <meta:print-date>2012-07-06T16:23:45</meta:print-date>
    <meta:document-statistic meta:table-count="0" meta:image-count="0" meta:object-count="0" meta:page-count="7" meta:paragraph-count="82" meta:word-count="2834" meta:character-count="16245" meta:non-whitespace-character-count="13164"/>
  </office:meta>
</office:document-meta>
</file>